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font-name="Likhan" fo:font-size="20pt" officeooo:rsid="001ce172" officeooo:paragraph-rsid="001ce172" style:font-size-asian="17.5pt" style:font-size-complex="20pt"/>
    </style:style>
    <style:style style:name="P2" style:family="paragraph" style:parent-style-name="Standard">
      <style:paragraph-properties fo:text-align="start" style:justify-single-word="false"/>
      <style:text-properties style:font-name="Likhan" fo:font-size="20pt" officeooo:rsid="001eaab5" officeooo:paragraph-rsid="001f1ca3" style:font-size-asian="17.5pt" style:font-size-complex="20pt"/>
    </style:style>
    <style:style style:name="P3" style:family="paragraph" style:parent-style-name="Standard">
      <style:paragraph-properties fo:text-align="start" style:justify-single-word="false"/>
      <style:text-properties style:font-name="Likhan" fo:font-size="20pt" officeooo:rsid="002bdbed" officeooo:paragraph-rsid="002bdbed" style:font-size-asian="17.5pt" style:font-size-complex="20pt"/>
    </style:style>
    <style:style style:name="P4" style:family="paragraph" style:parent-style-name="Standard">
      <style:paragraph-properties fo:text-align="start" style:justify-single-word="false"/>
      <style:text-properties style:font-name="Likhan" fo:font-size="20pt" officeooo:rsid="002db1c9" officeooo:paragraph-rsid="0053dacc" style:font-size-asian="17.5pt" style:font-size-complex="20pt"/>
    </style:style>
    <style:style style:name="P5" style:family="paragraph" style:parent-style-name="Standard">
      <style:paragraph-properties fo:text-align="start" style:justify-single-word="false"/>
      <style:text-properties style:font-name="Likhan" fo:font-size="20pt" officeooo:rsid="002a1194" officeooo:paragraph-rsid="002a1194" style:font-size-asian="17.5pt" style:font-size-complex="20pt"/>
    </style:style>
    <style:style style:name="P6" style:family="paragraph" style:parent-style-name="Standard">
      <style:paragraph-properties fo:text-align="start" style:justify-single-word="false"/>
      <style:text-properties style:font-name="Likhan" fo:font-size="20pt" officeooo:rsid="00412410" officeooo:paragraph-rsid="00412410" style:font-size-asian="17.5pt" style:font-size-complex="20pt"/>
    </style:style>
    <style:style style:name="P7" style:family="paragraph" style:parent-style-name="Standard">
      <style:paragraph-properties fo:text-align="start" style:justify-single-word="false"/>
      <style:text-properties style:font-name="Likhan" fo:font-size="20pt" officeooo:rsid="0028917f" officeooo:paragraph-rsid="0045c17e" style:font-size-asian="17.5pt" style:font-size-complex="20pt"/>
    </style:style>
    <style:style style:name="P8" style:family="paragraph" style:parent-style-name="Standard">
      <style:paragraph-properties fo:text-align="start" style:justify-single-word="false"/>
      <style:text-properties style:font-name="Likhan" fo:font-size="20pt" officeooo:rsid="0045c17e" officeooo:paragraph-rsid="0045c17e" style:font-size-asian="17.5pt" style:font-size-complex="20pt"/>
    </style:style>
    <style:style style:name="P9" style:family="paragraph" style:parent-style-name="Standard">
      <style:paragraph-properties fo:text-align="start" style:justify-single-word="false"/>
      <style:text-properties style:font-name="Likhan" fo:font-size="20pt" officeooo:rsid="0053dacc" officeooo:paragraph-rsid="0053dacc" style:font-size-asian="17.5pt" style:font-size-complex="20pt"/>
    </style:style>
    <style:style style:name="P10" style:family="paragraph" style:parent-style-name="Standard">
      <style:paragraph-properties fo:text-align="start" style:justify-single-word="false"/>
      <style:text-properties style:font-name="Likhan" fo:font-size="20pt" officeooo:rsid="0056e722" officeooo:paragraph-rsid="0056e722" style:font-size-asian="17.5pt" style:font-size-complex="20pt"/>
    </style:style>
    <style:style style:name="P11" style:family="paragraph" style:parent-style-name="Standard">
      <style:paragraph-properties fo:text-align="start" style:justify-single-word="false"/>
      <style:text-properties style:font-name="Likhan" fo:font-size="20pt" fo:font-style="normal" officeooo:rsid="0045c17e" officeooo:paragraph-rsid="0045c17e" style:font-size-asian="17.5pt" style:font-style-asian="normal" style:font-size-complex="20pt" style:font-style-complex="normal"/>
    </style:style>
    <style:style style:name="P12" style:family="paragraph" style:parent-style-name="Standard">
      <style:paragraph-properties fo:text-align="start" style:justify-single-word="false"/>
      <style:text-properties style:font-name="Likhan" fo:font-size="12pt" officeooo:rsid="001c5303" officeooo:paragraph-rsid="00154226" style:font-size-asian="10.5pt" style:font-size-complex="12pt"/>
    </style:style>
    <style:style style:name="P13" style:family="paragraph" style:parent-style-name="Standard">
      <style:paragraph-properties fo:text-align="start" style:justify-single-word="false"/>
      <style:text-properties style:font-name="Likhan" fo:font-size="12pt" officeooo:rsid="001ce172" officeooo:paragraph-rsid="001ce172" style:font-size-asian="10.5pt" style:font-size-complex="12pt"/>
    </style:style>
    <style:style style:name="P14" style:family="paragraph" style:parent-style-name="Standard">
      <style:paragraph-properties fo:text-align="start" style:justify-single-word="false"/>
      <style:text-properties style:font-name="Likhan" fo:font-size="12pt" officeooo:rsid="001eaab5" officeooo:paragraph-rsid="001eaab5" style:font-size-asian="10.5pt" style:font-size-complex="12pt"/>
    </style:style>
    <style:style style:name="P15" style:family="paragraph" style:parent-style-name="Standard">
      <style:paragraph-properties fo:text-align="start" style:justify-single-word="false"/>
      <style:text-properties style:font-name="Likhan" fo:font-size="12pt" officeooo:rsid="0028917f" officeooo:paragraph-rsid="001f1ca3" style:font-size-asian="10.5pt" style:font-size-complex="12pt"/>
    </style:style>
    <style:style style:name="P16" style:family="paragraph" style:parent-style-name="Standard">
      <style:paragraph-properties fo:text-align="start" style:justify-single-word="false"/>
      <style:text-properties style:font-name="Likhan" fo:font-size="12pt" officeooo:rsid="002a1194" officeooo:paragraph-rsid="0028917f" style:font-size-asian="10.5pt" style:font-size-complex="12pt"/>
    </style:style>
    <style:style style:name="P17" style:family="paragraph" style:parent-style-name="Standard">
      <style:paragraph-properties fo:text-align="start" style:justify-single-word="false"/>
      <style:text-properties style:font-name="Likhan" fo:font-size="12pt" officeooo:rsid="002a1194" officeooo:paragraph-rsid="0045c17e" style:font-size-asian="10.5pt" style:font-size-complex="12pt"/>
    </style:style>
    <style:style style:name="P18" style:family="paragraph" style:parent-style-name="Standard">
      <style:paragraph-properties fo:text-align="start" style:justify-single-word="false"/>
      <style:text-properties style:font-name="Likhan" fo:font-size="12pt" officeooo:rsid="002de7ff" officeooo:paragraph-rsid="002db1c9" style:font-size-asian="10.5pt" style:font-size-complex="12pt"/>
    </style:style>
    <style:style style:name="P19" style:family="paragraph" style:parent-style-name="Standard">
      <style:paragraph-properties fo:text-align="start" style:justify-single-word="false"/>
      <style:text-properties style:font-name="Likhan" fo:font-size="12pt" officeooo:rsid="002bdbed" officeooo:paragraph-rsid="00412410" style:font-size-asian="10.5pt" style:font-size-complex="12pt"/>
    </style:style>
    <style:style style:name="P20" style:family="paragraph" style:parent-style-name="Standard">
      <style:paragraph-properties fo:text-align="start" style:justify-single-word="false"/>
      <style:text-properties style:font-name="Likhan" fo:font-size="12pt" officeooo:rsid="0042d7e4" officeooo:paragraph-rsid="0044d116" style:font-size-asian="10.5pt" style:font-size-complex="12pt"/>
    </style:style>
    <style:style style:name="P21" style:family="paragraph" style:parent-style-name="Standard">
      <style:paragraph-properties fo:text-align="start" style:justify-single-word="false"/>
      <style:text-properties style:font-name="Likhan" fo:font-size="12pt" officeooo:rsid="0045c17e" officeooo:paragraph-rsid="0045c17e" style:font-size-asian="10.5pt" style:font-size-complex="12pt"/>
    </style:style>
    <style:style style:name="P22" style:family="paragraph" style:parent-style-name="Standard">
      <style:paragraph-properties fo:text-align="start" style:justify-single-word="false"/>
      <style:text-properties style:font-name="Likhan" fo:font-size="12pt" fo:font-style="normal" officeooo:rsid="0045c17e" officeooo:paragraph-rsid="0045c17e" style:font-size-asian="10.5pt" style:font-style-asian="normal" style:font-size-complex="12pt" style:font-style-complex="normal"/>
    </style:style>
    <style:style style:name="P23" style:family="paragraph" style:parent-style-name="Standard">
      <style:paragraph-properties fo:text-align="start" style:justify-single-word="false"/>
      <style:text-properties style:font-name="Likhan" fo:font-size="12pt" officeooo:rsid="002fac47" officeooo:paragraph-rsid="002fac47" style:font-size-asian="10.5pt" style:font-size-complex="12pt"/>
    </style:style>
    <style:style style:name="P24" style:family="paragraph" style:parent-style-name="Standard">
      <style:paragraph-properties fo:text-align="start" style:justify-single-word="false"/>
      <style:text-properties style:font-name="Likhan" fo:font-size="12pt" officeooo:rsid="0042d7e4" officeooo:paragraph-rsid="005c4737" style:font-size-asian="10.5pt" style:font-size-complex="12pt"/>
    </style:style>
    <style:style style:name="P25" style:family="paragraph" style:parent-style-name="Standard">
      <style:paragraph-properties fo:text-align="start" style:justify-single-word="false"/>
      <style:text-properties style:font-name="Likhan" fo:font-size="12pt" fo:font-style="normal" officeooo:rsid="0056e722" officeooo:paragraph-rsid="0056e722" style:font-size-asian="10.5pt" style:font-style-asian="normal" style:font-size-complex="12pt" style:font-style-complex="normal"/>
    </style:style>
    <style:style style:name="P26" style:family="paragraph" style:parent-style-name="Standard">
      <style:paragraph-properties fo:text-align="start" style:justify-single-word="false"/>
      <style:text-properties style:font-name="Likhan" fo:font-size="12pt" fo:font-style="normal" officeooo:rsid="0056e722" officeooo:paragraph-rsid="006c8827" style:font-size-asian="10.5pt" style:font-style-asian="normal" style:font-size-complex="12pt" style:font-style-complex="normal"/>
    </style:style>
    <style:style style:name="P27" style:family="paragraph" style:parent-style-name="Standard">
      <style:paragraph-properties fo:text-align="start" style:justify-single-word="false"/>
      <style:text-properties style:font-name="Likhan" fo:font-size="20pt" officeooo:rsid="00154226" officeooo:paragraph-rsid="005801c1" style:font-size-asian="17.5pt" style:font-size-complex="20pt"/>
    </style:style>
    <style:style style:name="P28" style:family="paragraph" style:parent-style-name="Standard">
      <style:paragraph-properties fo:text-align="center" style:justify-single-word="false"/>
      <style:text-properties style:font-name="Likhan" fo:font-size="20pt" officeooo:rsid="00154226" officeooo:paragraph-rsid="00154226" style:font-size-asian="17.5pt" style:font-size-complex="20pt"/>
    </style:style>
    <style:style style:name="P29" style:family="paragraph" style:parent-style-name="Standard">
      <style:paragraph-properties fo:text-align="start" style:justify-single-word="false"/>
      <style:text-properties style:font-name="Likhan" fo:font-size="20pt" officeooo:rsid="002db1c9" officeooo:paragraph-rsid="006594a3" style:font-size-asian="17.5pt" style:font-size-complex="20pt"/>
    </style:style>
    <style:style style:name="P30" style:family="paragraph" style:parent-style-name="Standard">
      <style:paragraph-properties fo:text-align="start" style:justify-single-word="false"/>
      <style:text-properties style:font-name="Likhan" fo:font-size="20pt" officeooo:rsid="002db1c9" officeooo:paragraph-rsid="0066c825" style:font-size-asian="17.5pt" style:font-size-complex="20pt"/>
    </style:style>
    <style:style style:name="P31" style:family="paragraph" style:parent-style-name="Standard">
      <style:paragraph-properties fo:text-align="start" style:justify-single-word="false"/>
      <style:text-properties style:font-name="Likhan" fo:font-size="20pt" officeooo:rsid="002fac47" officeooo:paragraph-rsid="002fac47" style:font-size-asian="17.5pt" style:font-size-complex="20pt"/>
    </style:style>
    <style:style style:name="P32" style:family="paragraph" style:parent-style-name="Standard">
      <style:paragraph-properties fo:text-align="end" style:justify-single-word="false"/>
      <style:text-properties style:font-name="Likhan" fo:font-size="20pt" officeooo:rsid="006776fe" officeooo:paragraph-rsid="006776fe" style:font-size-asian="17.5pt" style:font-size-complex="20pt"/>
    </style:style>
    <style:style style:name="P33" style:family="paragraph" style:parent-style-name="Standard">
      <style:paragraph-properties fo:text-align="start" style:justify-single-word="false"/>
      <style:text-properties style:font-name="Likhan" fo:font-size="20pt" officeooo:rsid="0068e0fd" officeooo:paragraph-rsid="0068e0fd" style:font-size-asian="17.5pt" style:font-size-complex="20pt"/>
    </style:style>
    <style:style style:name="T1" style:family="text">
      <style:text-properties fo:font-size="12pt" style:font-size-asian="10.5pt" style:font-size-complex="12pt"/>
    </style:style>
    <style:style style:name="T2" style:family="text">
      <style:text-properties fo:font-size="12pt" officeooo:rsid="00156e17" style:font-size-asian="10.5pt" style:font-size-complex="12pt"/>
    </style:style>
    <style:style style:name="T3" style:family="text">
      <style:text-properties fo:font-size="12pt" officeooo:rsid="0016e97d" style:font-size-asian="10.5pt" style:font-size-complex="12pt"/>
    </style:style>
    <style:style style:name="T4" style:family="text">
      <style:text-properties fo:font-size="12pt" officeooo:rsid="0018c4cc" style:font-size-asian="10.5pt" style:font-size-complex="12pt"/>
    </style:style>
    <style:style style:name="T5" style:family="text">
      <style:text-properties fo:font-size="12pt" officeooo:rsid="001a5da5" style:font-size-asian="10.5pt" style:font-size-complex="12pt"/>
    </style:style>
    <style:style style:name="T6" style:family="text">
      <style:text-properties fo:font-size="12pt" officeooo:rsid="001c5303" style:font-size-asian="10.5pt" style:font-size-complex="12pt"/>
    </style:style>
    <style:style style:name="T7" style:family="text">
      <style:text-properties fo:font-size="12pt" officeooo:rsid="001eaab5" style:font-size-asian="10.5pt" style:font-size-complex="12pt"/>
    </style:style>
    <style:style style:name="T8" style:family="text">
      <style:text-properties fo:font-size="12pt" officeooo:rsid="00154226" style:font-size-asian="10.5pt" style:font-size-complex="12pt"/>
    </style:style>
    <style:style style:name="T9" style:family="text">
      <style:text-properties fo:font-size="12pt" officeooo:rsid="001f1ca3" style:font-size-asian="10.5pt" style:font-size-complex="12pt"/>
    </style:style>
    <style:style style:name="T10" style:family="text">
      <style:text-properties fo:font-size="12pt" officeooo:rsid="0021fcfc" style:font-size-asian="10.5pt" style:font-size-complex="12pt"/>
    </style:style>
    <style:style style:name="T11" style:family="text">
      <style:text-properties fo:font-size="12pt" officeooo:rsid="0023a7e1" style:font-size-asian="10.5pt" style:font-size-complex="12pt"/>
    </style:style>
    <style:style style:name="T12" style:family="text">
      <style:text-properties fo:font-size="12pt" officeooo:rsid="00244916" style:font-size-asian="10.5pt" style:font-size-complex="12pt"/>
    </style:style>
    <style:style style:name="T13" style:family="text">
      <style:text-properties fo:font-size="12pt" officeooo:rsid="00254d93" style:font-size-asian="10.5pt" style:font-size-complex="12pt"/>
    </style:style>
    <style:style style:name="T14" style:family="text">
      <style:text-properties fo:font-size="12pt" officeooo:rsid="0026ab7d" style:font-size-asian="10.5pt" style:font-size-complex="12pt"/>
    </style:style>
    <style:style style:name="T15" style:family="text">
      <style:text-properties fo:font-size="12pt" officeooo:rsid="00273e84" style:font-size-asian="10.5pt" style:font-size-complex="12pt"/>
    </style:style>
    <style:style style:name="T16" style:family="text">
      <style:text-properties fo:font-size="12pt" officeooo:rsid="00275dbe" style:font-size-asian="10.5pt" style:font-size-complex="12pt"/>
    </style:style>
    <style:style style:name="T17" style:family="text">
      <style:text-properties fo:font-size="12pt" officeooo:rsid="0028917f" style:font-size-asian="10.5pt" style:font-size-complex="12pt"/>
    </style:style>
    <style:style style:name="T18" style:family="text">
      <style:text-properties fo:font-size="12pt" officeooo:rsid="002a1194" style:font-size-asian="10.5pt" style:font-size-complex="12pt"/>
    </style:style>
    <style:style style:name="T19" style:family="text">
      <style:text-properties fo:font-size="12pt" officeooo:rsid="002a56dc" style:font-size-asian="10.5pt" style:font-size-complex="12pt"/>
    </style:style>
    <style:style style:name="T20" style:family="text">
      <style:text-properties fo:font-size="12pt" officeooo:rsid="002bdbed" style:font-size-asian="10.5pt" style:font-size-complex="12pt"/>
    </style:style>
    <style:style style:name="T21" style:family="text">
      <style:text-properties fo:font-size="12pt" officeooo:rsid="002db1c9" style:font-size-asian="10.5pt" style:font-size-complex="12pt"/>
    </style:style>
    <style:style style:name="T22" style:family="text">
      <style:text-properties fo:font-size="12pt" officeooo:rsid="002de7ff" style:font-size-asian="10.5pt" style:font-size-complex="12pt"/>
    </style:style>
    <style:style style:name="T23" style:family="text">
      <style:text-properties fo:font-size="12pt" officeooo:rsid="0032c0fe" style:font-size-asian="10.5pt" style:font-size-complex="12pt"/>
    </style:style>
    <style:style style:name="T24" style:family="text">
      <style:text-properties fo:font-size="12pt" officeooo:rsid="00347b98" style:font-size-asian="10.5pt" style:font-size-complex="12pt"/>
    </style:style>
    <style:style style:name="T25" style:family="text">
      <style:text-properties fo:font-size="12pt" officeooo:rsid="00397533" style:font-size-asian="10.5pt" style:font-size-complex="12pt"/>
    </style:style>
    <style:style style:name="T26" style:family="text">
      <style:text-properties fo:font-size="12pt" officeooo:rsid="003a8171" style:font-size-asian="10.5pt" style:font-size-complex="12pt"/>
    </style:style>
    <style:style style:name="T27" style:family="text">
      <style:text-properties fo:font-size="12pt" officeooo:rsid="003ada99" style:font-size-asian="10.5pt" style:font-size-complex="12pt"/>
    </style:style>
    <style:style style:name="T28" style:family="text">
      <style:text-properties fo:font-size="12pt" officeooo:rsid="003c7f49" style:font-size-asian="10.5pt" style:font-size-complex="12pt"/>
    </style:style>
    <style:style style:name="T29" style:family="text">
      <style:text-properties fo:font-size="12pt" officeooo:rsid="003e005e" style:font-size-asian="10.5pt" style:font-size-complex="12pt"/>
    </style:style>
    <style:style style:name="T30" style:family="text">
      <style:text-properties fo:font-size="12pt" officeooo:rsid="003f5143" style:font-size-asian="10.5pt" style:font-size-complex="12pt"/>
    </style:style>
    <style:style style:name="T31" style:family="text">
      <style:text-properties fo:font-size="12pt" officeooo:rsid="0040bf51" style:font-size-asian="10.5pt" style:font-size-complex="12pt"/>
    </style:style>
    <style:style style:name="T32" style:family="text">
      <style:text-properties fo:font-size="12pt" officeooo:rsid="0044df4a" style:font-size-asian="10.5pt" style:font-size-complex="12pt"/>
    </style:style>
    <style:style style:name="T33" style:family="text">
      <style:text-properties fo:font-size="12pt" officeooo:rsid="0044e78f" style:font-size-asian="10.5pt" style:font-size-complex="12pt"/>
    </style:style>
    <style:style style:name="T34" style:family="text">
      <style:text-properties fo:font-size="12pt" officeooo:rsid="0046ba0d" style:font-size-asian="10.5pt" style:font-size-complex="12pt"/>
    </style:style>
    <style:style style:name="T35" style:family="text">
      <style:text-properties fo:font-size="12pt" officeooo:rsid="004770ec" style:font-size-asian="10.5pt" style:font-size-complex="12pt"/>
    </style:style>
    <style:style style:name="T36" style:family="text">
      <style:text-properties fo:font-size="12pt" officeooo:rsid="00499c1e" style:font-size-asian="10.5pt" style:font-size-complex="12pt"/>
    </style:style>
    <style:style style:name="T37" style:family="text">
      <style:text-properties fo:font-size="12pt" officeooo:rsid="004c11d5" style:font-size-asian="10.5pt" style:font-size-complex="12pt"/>
    </style:style>
    <style:style style:name="T38" style:family="text">
      <style:text-properties fo:font-size="12pt" officeooo:rsid="004e28b5" style:font-size-asian="10.5pt" style:font-size-complex="12pt"/>
    </style:style>
    <style:style style:name="T39" style:family="text">
      <style:text-properties fo:font-size="12pt" officeooo:rsid="004e3446" style:font-size-asian="10.5pt" style:font-size-complex="12pt"/>
    </style:style>
    <style:style style:name="T40" style:family="text">
      <style:text-properties fo:font-size="12pt" officeooo:rsid="00510523" style:font-size-asian="10.5pt" style:font-size-complex="12pt"/>
    </style:style>
    <style:style style:name="T41" style:family="text">
      <style:text-properties fo:font-size="12pt" officeooo:rsid="0051c960" style:font-size-asian="10.5pt" style:font-size-complex="12pt"/>
    </style:style>
    <style:style style:name="T42" style:family="text">
      <style:text-properties fo:font-size="12pt" officeooo:rsid="00523c33" style:font-size-asian="10.5pt" style:font-size-complex="12pt"/>
    </style:style>
    <style:style style:name="T43" style:family="text">
      <style:text-properties fo:font-size="12pt" officeooo:rsid="00528abd" style:font-size-asian="10.5pt" style:font-size-complex="12pt"/>
    </style:style>
    <style:style style:name="T44" style:family="text">
      <style:text-properties fo:font-size="12pt" officeooo:rsid="0053dacc" style:font-size-asian="10.5pt" style:font-size-complex="12pt"/>
    </style:style>
    <style:style style:name="T45" style:family="text">
      <style:text-properties fo:font-size="12pt" officeooo:rsid="005765c3" style:font-size-asian="10.5pt" style:font-size-complex="12pt"/>
    </style:style>
    <style:style style:name="T46" style:family="text">
      <style:text-properties fo:font-size="12pt" officeooo:rsid="005801c1" style:font-size-asian="10.5pt" style:font-size-complex="12pt"/>
    </style:style>
    <style:style style:name="T47" style:family="text">
      <style:text-properties fo:font-size="12pt" officeooo:rsid="005813a8" style:font-size-asian="10.5pt" style:font-size-complex="12pt"/>
    </style:style>
    <style:style style:name="T48" style:family="text">
      <style:text-properties fo:font-size="12pt" officeooo:rsid="005a050f" style:font-size-asian="10.5pt" style:font-size-complex="12pt"/>
    </style:style>
    <style:style style:name="T49" style:family="text">
      <style:text-properties fo:font-size="12pt" officeooo:rsid="005a4902" style:font-size-asian="10.5pt" style:font-size-complex="12pt"/>
    </style:style>
    <style:style style:name="T50" style:family="text">
      <style:text-properties fo:font-size="12pt" officeooo:rsid="005b2fc2" style:font-size-asian="10.5pt" style:font-size-complex="12pt"/>
    </style:style>
    <style:style style:name="T51" style:family="text">
      <style:text-properties fo:font-size="12pt" officeooo:rsid="005bfd20" style:font-size-asian="10.5pt" style:font-size-complex="12pt"/>
    </style:style>
    <style:style style:name="T52" style:family="text">
      <style:text-properties fo:font-size="12pt" officeooo:rsid="005e5b69" style:font-size-asian="10.5pt" style:font-size-complex="12pt"/>
    </style:style>
    <style:style style:name="T53" style:family="text">
      <style:text-properties fo:font-size="12pt" officeooo:rsid="005f39ff" style:font-size-asian="10.5pt" style:font-size-complex="12pt"/>
    </style:style>
    <style:style style:name="T54" style:family="text">
      <style:text-properties fo:font-size="12pt" officeooo:rsid="005fb5ef" style:font-size-asian="10.5pt" style:font-size-complex="12pt"/>
    </style:style>
    <style:style style:name="T55" style:family="text">
      <style:text-properties fo:font-size="12pt" officeooo:rsid="00613e66" style:font-size-asian="10.5pt" style:font-size-complex="12pt"/>
    </style:style>
    <style:style style:name="T56" style:family="text">
      <style:text-properties fo:font-size="12pt" officeooo:rsid="006268b6" style:font-size-asian="10.5pt" style:font-size-complex="12pt"/>
    </style:style>
    <style:style style:name="T57" style:family="text">
      <style:text-properties fo:font-size="12pt" officeooo:rsid="00632f58" style:font-size-asian="10.5pt" style:font-size-complex="12pt"/>
    </style:style>
    <style:style style:name="T58" style:family="text">
      <style:text-properties fo:font-size="12pt" officeooo:rsid="00648cbb" style:font-size-asian="10.5pt" style:font-size-complex="12pt"/>
    </style:style>
    <style:style style:name="T59" style:family="text">
      <style:text-properties fo:font-size="12pt" officeooo:rsid="006594a3" style:font-size-asian="10.5pt" style:font-size-complex="12pt"/>
    </style:style>
    <style:style style:name="T60" style:family="text">
      <style:text-properties fo:font-size="12pt" officeooo:rsid="0066c825" style:font-size-asian="10.5pt" style:font-size-complex="12pt"/>
    </style:style>
    <style:style style:name="T61" style:family="text">
      <style:text-properties fo:font-size="12pt" officeooo:rsid="006776fe" style:font-size-asian="10.5pt" style:font-size-complex="12pt"/>
    </style:style>
    <style:style style:name="T62" style:family="text">
      <style:text-properties fo:font-size="12pt" fo:font-style="italic" style:font-size-asian="10.5pt" style:font-style-asian="italic" style:font-size-complex="12pt" style:font-style-complex="italic"/>
    </style:style>
    <style:style style:name="T63" style:family="text">
      <style:text-properties fo:font-size="12pt" fo:font-style="normal" style:font-size-asian="10.5pt" style:font-style-asian="normal" style:font-size-complex="12pt" style:font-style-complex="normal"/>
    </style:style>
    <style:style style:name="T64" style:family="text">
      <style:text-properties fo:font-size="12pt" fo:font-style="normal" officeooo:rsid="006ae3a2" style:font-size-asian="10.5pt" style:font-style-asian="normal" style:font-size-complex="12pt" style:font-style-complex="normal"/>
    </style:style>
    <style:style style:name="T65" style:family="text">
      <style:text-properties fo:font-size="12pt" fo:font-style="normal" officeooo:rsid="006b9157" style:font-size-asian="10.5pt" style:font-style-asian="normal" style:font-size-complex="12pt" style:font-style-complex="normal"/>
    </style:style>
    <style:style style:name="T66" style:family="text">
      <style:text-properties officeooo:rsid="0044d116"/>
    </style:style>
    <style:style style:name="T67" style:family="text">
      <style:text-properties fo:font-style="italic" officeooo:rsid="0044d116" style:font-style-asian="italic" style:font-style-complex="italic"/>
    </style:style>
    <style:style style:name="T68" style:family="text">
      <style:text-properties fo:font-style="italic" officeooo:rsid="0045c17e" style:font-style-asian="italic" style:font-style-complex="italic"/>
    </style:style>
    <style:style style:name="T69" style:family="text">
      <style:text-properties officeooo:rsid="004b18fd"/>
    </style:style>
    <style:style style:name="T70" style:family="text">
      <style:text-properties officeooo:rsid="00510523"/>
    </style:style>
    <style:style style:name="T71" style:family="text">
      <style:text-properties officeooo:rsid="005bfd20"/>
    </style:style>
    <style:style style:name="T72" style:family="text">
      <style:text-properties officeooo:rsid="005c4737"/>
    </style:style>
    <style:style style:name="T73" style:family="text">
      <style:text-properties officeooo:rsid="005ddb26"/>
    </style:style>
    <style:style style:name="T74" style:family="text">
      <style:text-properties officeooo:rsid="006c8827"/>
    </style:style>
    <style:style style:name="T75" style:family="text">
      <style:text-properties officeooo:rsid="006d883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amp;D P<text:span text:style-name="T69">o</text:span>k<text:span text:style-name="T69">e</text:span>mon Edition</text:p>
      <text:p text:style-name="P33"><text:span text:style-name="T1">[START of PROLOGUE]</text:span></text:p>
      <text:p text:style-name="P27"><text:span text:style-name="T1">Welcome </text:span><text:span text:style-name="T6">to my office</text:span><text:span text:style-name="T1">! I am Professor Redwood the resident Zoologist and explorer </text:span><text:span text:style-name="T6">here</text:span><text:span text:style-name="T1"> at the Institute of Azlef in Rokohona. </text:span><text:span text:style-name="T6">It is good to see that some</text:span><text:span text:style-name="T36">one</text:span><text:span text:style-name="T6"> responded to my job posting.</text:span><text:span text:style-name="T1"> </text:span><text:span text:style-name="T2">I see on </text:span><text:span text:style-name="T37">the</text:span><text:span text:style-name="T2"> application that your name is… Oh for heaven’s sake, it appears that I have forgotten my reading glasses at home again. Could you just tell me your name? (Fill in name on </text:span><text:span text:style-name="T45">character</text:span><text:span text:style-name="T2"> sheet.) Thank you, if you are excepted for this position I promise I won’t forget it! Now tell me, what is your interest in Pokemon? (Fill in class: Trainer, Breeder, Enthusiast, Academic, Gym hopeful, </text:span><text:span text:style-name="T4">explorer,</text:span><text:span text:style-name="T2"> </text:span><text:span text:style-name="T3">or other: </text:span><text:span text:style-name="T45">to be approved (</text:span><text:span text:style-name="T3">TBA</text:span><text:span text:style-name="T45">)</text:span><text:span text:style-name="T3">) Very nice, I had a brother once that studied in that field. Sadly, he did not make it. I am sure you will do better though! My you look spry, how old are you? I see and what was your previous job? (Put job experience and age into background) </text:span><text:span text:style-name="T23">Ah t</text:span><text:span text:style-name="T3">o be your age, I envy you greatly! Since you made it this far in the application process you obviously have a passion for some type of Pokemon, what type and if you could tell a short story about your experience with that type. (Fill in type in the race section: Normal, Fire, Water, Grass, Electric, Ice, Fighting, Poison, Ground, Flying, Psychic, Bug, Rock, Ghost, Dragon, Dark, Steel, or Fairy) </text:span><text:span text:style-name="T4">How adorable! Just kidding, but that was a great story. What about whe</text:span><text:span text:style-name="T38">re</text:span><text:span text:style-name="T4"> you grew up, what was the scenery like? (Fill in </text:span><text:span text:style-name="T45">terrain experience</text:span><text:span text:style-name="T4"> </text:span><text:span text:style-name="T45">(</text:span><text:span text:style-name="T4">experience points </text:span><text:span text:style-name="T45">on generic sheet)</text:span><text:span text:style-name="T4">: lake, ocean, forest, mountain, plain, etc.) Me? Oh I grew up in University, naturally! I was a professor by the time I was 12 years old! Now it is time to see what your are made of. </text:span><text:span text:style-name="T5">Can you show me the scores you got on the University acceptance exam? </text:span><text:span text:style-name="T23">( Groan )</text:span><text:span text:style-name="T6"> I still can’t read this. Could you just tell me your scores?</text:span><text:span text:style-name="T4"> (Roll six sided dye 4 times. </text:span><text:span text:style-name="T45">T</text:span><text:span text:style-name="T4">ake the top three rolls add them together. </text:span><text:span text:style-name="T45">Repeat this process</text:span><text:span text:style-name="T4"> 6 times. If at the end you are dissatisfied with these rolls you may discard the highest and lowest sets and roll two more times. </text:span><text:span text:style-name="T46">Fill these into the attributes column in any order you see fit.</text:span><text:span text:style-name="T4"> If explorer or academic was chosen as your class check the passive wisdom box.) </text:span><text:span text:style-name="T5">The</text:span><text:span text:style-name="T23">se</text:span><text:span text:style-name="T5"> scores are much like my own. </text:span><text:span text:style-name="T23">Ha ha...</text:span><text:span text:style-name="T5"> of course </text:span><text:span text:style-name="T23">if </text:span><text:span text:style-name="T5">I wasn’t a genius that never missed a question in </text:span><text:span text:style-name="T23">my</text:span><text:span text:style-name="T5"> life! Except that on</text:span><text:span text:style-name="T23">e</text:span><text:span text:style-name="T5"> about Gastly, I mean who cares how they defecate?!? It’s just a ball of gas after all. I digress, if you could just tell me a little more about yourself that would be fantastic. (Fill out personality traits, ideals, and flaws sections) </text:span><text:span text:style-name="T6">Well, this has been an enlightening conversation. I will give you a call in two weeks time to let you know if you have gotten the job. (For the next two weeks you have to do something. </text:span><text:span text:style-name="T39">D</text:span><text:span text:style-name="T6">o you: go back to work, study, hang out with friends, or do something else?)</text:span></text:p>
      <text:p text:style-name="P12"/>
      <text:p text:style-name="P1"><text:span text:style-name="T6">(</text:span><text:span text:style-name="T1">2ish weeks later. 5:40pm you are finishing your daily activity when your phone rings)</text:span></text:p>
      <text:p text:style-name="P13">Professor Redwood: Hey, I can’t believe it I actually got funding for my proposal that means you get a job! Be at my office with in the hour. YESSSS!!! click.</text:p>
      <text:p text:style-name="P13"/>
      <text:p text:style-name="P1"><text:span text:style-name="T1">(Given the short notice you only have time to grab 3 items from home, what are they? 1 personal item, 1 tool, and 1 of any other item. </text:span><text:span text:style-name="T7">Also you have time to write one person</text:span><text:span text:style-name="T23">al</text:span><text:span text:style-name="T7"> a letter; who do </text:span><text:soft-page-break/><text:span text:style-name="T7">you choose? Mark them under the bonds section. What mode of transportation do you choose to take to the university?</text:span><text:span text:style-name="T1">)</text:span></text:p>
      <text:p text:style-name="P14">(As you are making your way up the grand stairs of the university, you notice a bunch of other individuals frantically running towards the grand entrance. As you continue towards the professor’s office you notice that these individuals are following the same path as you. All of you arrive at Dr. Redwood’s office at nearly the same time.)</text:p>
      <text:p text:style-name="P14"/>
      <text:p text:style-name="P2"><text:span text:style-name="T1">Congratulations to you all and to myself, of course! Now that I have department money to blow, we all get to go on an adventure together! You all have been chosen to be explorers and pilgrims to a newly discovered land just teaming with Pokemon! What is this new land you ask? Well it is a small cluster of islands 1000 miles off the coast of </text:span><text:span text:style-name="T8">Rokohona’s midland </text:span><text:span text:style-name="T9">peninsula.</text:span><text:span text:style-name="T8"> As such, supplies will be limited at best because the closest supply base is the small port town </text:span><text:span text:style-name="T10">S</text:span><text:span text:style-name="T8">tern at the tip of the peninsula. </text:span><text:span text:style-name="T10">We will be supplied once every 2 weeks between which we will be essentially stranded </text:span><text:span text:style-name="T11">because</text:span><text:span text:style-name="T10"> the Fly move has been recently voted an illegal means of travel. </text:span><text:span text:style-name="T12">This being said we will take the time to stock up now. Everybody to the supply room! </text:span><text:span text:style-name="T14">[</text:span><text:span text:style-name="T12">You are now in the supply room. You have been given an uncomfortable bag (unless a different bag was one of your previous item</text:span><text:span text:style-name="T14">)</text:span><text:span text:style-name="T12">, 5 potions, </text:span><text:span text:style-name="T14">5 full heals,</text:span><text:span text:style-name="T12"> </text:span><text:span text:style-name="T13">3 Pokeballs, </text:span><text:span text:style-name="T14">14 meals, 1 odd stone, and </text:span><text:span text:style-name="T15">1 survival kit] </text:span><text:span text:style-name="T16">(</text:span><text:span text:style-name="T47">R</text:span><text:span text:style-name="T16">oll a six sided die. Subtract 1 from that a</text:span><text:span text:style-name="T24">ttribute</text:span><text:span text:style-name="T16"> until you can find a better bag. If you </text:span><text:span text:style-name="T17">cho</text:span><text:span text:style-name="T47">o</text:span><text:span text:style-name="T17">se to bring your own bag add 1 to any a</text:span><text:span text:style-name="T24">ttribute</text:span><text:span text:style-name="T17">.)</text:span></text:p>
      <text:p text:style-name="P15"/>
      <text:p text:style-name="P7"><text:span text:style-name="T1">A man from the back of the supply room comes forward. Ah Professor Redwood, so this is the motley crew you have found for your expedition. Redwood: Yes it is Storemen and I see you still have an aversion to showering. Storemen: Well if I showered then </text:span><text:span text:style-name="T24">M</text:span><text:span text:style-name="T1">issy here wouldn’t love me </text:span><text:span text:style-name="T18">anymore, I say. (Missy the Grimer coes at Storemen) Any how, what can I help ya, with. Redwood: I need to get this bunch saddled up with their first pokemon. Care to go over their options. Storemen: Surely. Y’</text:span><text:span text:style-name="T24">all</text:span><text:span text:style-name="T18"> each have three options. The first is to pick a pokemon from the universit</text:span><text:span text:style-name="T24">y’</text:span><text:span text:style-name="T18">s archive stores </text:span><text:span text:style-name="T20">(dungeon master picks for you)</text:span><text:span text:style-name="T18">, secondly you can catch one on your way to the expedition vessel </text:span><text:span text:style-name="T20">(fate picks </text:span><text:span text:style-name="T32">and you receive an extra </text:span><text:span text:style-name="T51">trappers kit</text:span><text:span text:style-name="T33"> to help you catch it</text:span><text:span text:style-name="T20">)</text:span><text:span text:style-name="T18">, or you can select one of the eggs that we have in the university’s incubator facility </text:span><text:span text:style-name="T20">(</text:span><text:span text:style-name="T49">Y</text:span><text:span text:style-name="T48">ou pick </text:span><text:span text:style-name="T49">an egg from the incubator facility on campus and fate determines what hatches. Requests for specific eggs will be considered. This is m</text:span><text:span text:style-name="T20">andatory if </text:span><text:span text:style-name="T49">your character’s</text:span><text:span text:style-name="T20"> class is breeder)</text:span><text:span text:style-name="T18">. Now what does every one wish to do? (Break off into sub events.) </text:span></text:p>
      <text:p text:style-name="P21"/>
      <text:p text:style-name="P8"><text:span text:style-name="T1">Event: </text:span><text:span text:style-name="T62">My first Pokemon!</text:span></text:p>
      <text:p text:style-name="P11"><text:span text:style-name="T1">Congratulations on obtaining your first Pokemon. Since this is your first, the two of you will share a special bond (mark in bonds section) which will help you later in this journey. It is customary to give </text:span><text:span text:style-name="T40">pokemon</text:span><text:span text:style-name="T1"> a nickname upon acquaintance or choose to call them by their species name. What’s this? A Spearow with a return letter from the </text:span><text:span text:style-name="T50">letter</text:span><text:span text:style-name="T1"> you sent earlier lands next to you and drops the letter. It seems to be waiting for you to pick it up and read it. In the bottom of the envelop is </text:span><text:soft-page-break/><text:span text:style-name="T1">a special item that seems to fit your newest friend perfectly. The bond you share with </text:span><text:span text:style-name="T50">your pin pal</text:span><text:span text:style-name="T1"> is strong, so intuition must have told them that you would find comfort in the item. Content the Spearow flies away </text:span><text:span text:style-name="T34">and leaves you </text:span><text:span text:style-name="T35">t</text:span><text:span text:style-name="T34">o relish the moment.</text:span></text:p>
      <text:p text:style-name="P22"/>
      <text:p text:style-name="P17"><text:span text:style-name="T70">Redwood: </text:span>Now I believe that every one is ready for the journey to the midland peninsula. <text:span text:style-name="T71">(</text:span>Does any one have questions for either the professor or <text:span text:style-name="T71">Dungeon Master?)</text:span></text:p>
      <text:p text:style-name="P16"/>
      <text:p text:style-name="P5"><text:span text:style-name="T1">(Now prepared for the trip to Stern </text:span><text:span text:style-name="T19">everyone gathers at the front steps of the university, it is 8:00pm) Redwood: Well it looks like everyone is gathered and the party can head out! (sings) Here we go off on a journey, a grand, grand, journey, full of adventure and uh well… journey! </text:span><text:span text:style-name="T20">(With that lovely chorus everyone piles into the van and the crew is now on their way to Stern. This leg of the journey will take a day. Two stops must be made: where are they?)</text:span></text:p>
      <text:p text:style-name="P19"/>
      <text:p text:style-name="P6"><text:span text:style-name="T20">O</text:span><text:span text:style-name="T1">ptional </text:span><text:span text:style-name="T41">event</text:span><text:span text:style-name="T1">:</text:span><text:span text:style-name="T62"> Into the tall grass!! </text:span><text:span text:style-name="T1">[</text:span><text:span text:style-name="T51">I</text:span><text:span text:style-name="T1">f someone </text:span><text:span text:style-name="T51">decid</text:span><text:span text:style-name="T1">ed to catch a </text:span><text:span text:style-name="T51">p</text:span><text:span text:style-name="T1">okemon along the way.]</text:span></text:p>
      <text:p text:style-name="P24">Redwood: What a lovely pick-nick <text:span text:style-name="T72">that</text:span> I have been able to give to you all, on University dime of course! I just love the taste of pb&amp;j sandwiches! You know I packed all kinds. In terms of jellies I made grape, apricot, strawberry, marmalade, blueberry, <text:span text:style-name="T66">boysenberry</text:span>, <text:span text:style-name="T66">gooseberry,</text:span> elderberry, cherry,<text:span text:style-name="T72"> choke-cherry, and</text:span><text:span text:style-name="T66"> wait for it… mixed jam! It has all of the jams in one sandwich! Who wants to try? Come on… its my favorite! Oh an</text:span><text:span text:style-name="T72">d</text:span><text:span text:style-name="T66"> that does not include the various nut butters I used. Of course, I used both chunky and smooth peanut </text:span><text:span text:style-name="T72">butter</text:span><text:span text:style-name="T66">, but also almond, macadamia nut, walnut, pecan…..</text:span></text:p>
      <text:p text:style-name="P20"><text:span text:style-name="T66">(At this point you could tell that jelly time lunch was going to drone on for a while, so instead </text:span><text:span text:style-name="T72">of sticking around </text:span><text:span text:style-name="T66">you grab a sandwich and head into the nearby grassy area to see what you can </text:span><text:span text:style-name="T72">see</text:span><text:span text:style-name="T66">. You meander around for a while looking a</text:span><text:span text:style-name="T72">t</text:span><text:span text:style-name="T66"> the trees, ponds, creeks, and crags of the remarkable land of Rokohona. Which direction do you go? You encounter a wild </text:span><text:span text:style-name="T72">p</text:span><text:span text:style-name="T66">okemon! Oddly enough, it does not seem to be aggressive towards you. This may be the start of a fabulous relationship, but you will never know unless you catch the bastard! Catching a </text:span><text:span text:style-name="T72">p</text:span><text:span text:style-name="T66">okemon is health dependent and since you currently have no </text:span><text:span text:style-name="T73">p</text:span><text:span text:style-name="T66">okemon to lower the health of this lv.5 </text:span><text:span text:style-name="T72">p</text:span><text:span text:style-name="T66">okemon you must roll higher than it ten times! Give it a try and throw a </text:span><text:span text:style-name="T73">p</text:span><text:span text:style-name="T66">okeball! If there is a tie re-roll. My guess it that you were unable to catch it, but don’t fret you still have a few tricks up your sleeve! For one thing this Pokemon seems to really like you, so it won’t run off like others might. Second, check the item pack you received earlier! In it you will find 2 Greatballs and 2 Pokebait! Throw the Greatball to only need to win 7 out of 10 rolls and the Pokebait to reduce that by 3 each. </text:span><text:span text:style-name="T73">You</text:span><text:span text:style-name="T66"> need to win </text:span><text:span text:style-name="T73">only</text:span><text:span text:style-name="T66"> 1 out of 10 rolls </text:span><text:span text:style-name="T73">now!</text:span><text:span text:style-name="T66"> </text:span><text:span text:style-name="T73">Y</text:span><text:span text:style-name="T66">ou got it! (Go to </text:span><text:span text:style-name="T67">M</text:span><text:span text:style-name="T68">y first Pokemon</text:span><text:span text:style-name="T66">))</text:span></text:p>
      <text:p text:style-name="P20"/>
      <text:p text:style-name="P3"><text:span text:style-name="T1">(It is now 2:30pm, 3:30pm, or 4:30pm depending o</text:span><text:span text:style-name="T52">n</text:span><text:span text:style-name="T1"> the number of stops along the way, the day after the trip began. </text:span><text:span text:style-name="T42">The</text:span><text:span text:style-name="T1"> ship to the </text:span><text:span text:style-name="T42">unexplored</text:span><text:span text:style-name="T1"> island cluster leaves at 5:00pm. </text:span><text:span text:style-name="T21">What do you do before you leave. Bear in mind you must make it to the ship before i</text:span><text:span text:style-name="T44">t sets sail</text:span><text:span text:style-name="T21">. </text:span></text:p>
      <text:p text:style-name="P4"><text:soft-page-break/><text:span text:style-name="T1">(After the little bit of time spent in Stern everyone </text:span><text:span text:style-name="T25">convergences</text:span><text:span text:style-name="T1"> at the dock of the Sea’s Emissary the ship which will supply the expedition and provide a mode of travel between the islands and Stern.) Redwood: Before we leave I want to say how grateful I am that you all decided to take this journey with me and that I am very lucky to have found such an upstanding crew to work alongside. (With that everyone boards the </text:span><text:span text:style-name="T22">Emissary and the boat shoves off.</text:span><text:span text:style-name="T25">) </text:span></text:p>
      <text:p text:style-name="P9"><text:span text:style-name="T25">E</text:span><text:span text:style-name="T1">vent: </text:span><text:span text:style-name="T62">It’s a rager sailor!</text:span></text:p>
      <text:p text:style-name="P4"><text:span text:style-name="T25">Just as everyone settled in for the topsy turvy trip across the </text:span><text:span text:style-name="T52">vast sea</text:span><text:span text:style-name="T25">, a cry rings out. ALL PARTIES ON DECK! WE’VE GOT TROUBLE UP HERE! Every free body rushed toward the shout </text:span><text:span text:style-name="T26">to find an out of control Poliwrath. Sailor: Please everyone subdue Poliwrath she is upset because I forgot to feed her! </text:span></text:p>
      <text:p text:style-name="P30"><text:span text:style-name="T26">(This is your first battle. </text:span><text:span text:style-name="T53">S</text:span><text:span text:style-name="T26">ince the Pokemon is owned, you cannot catch it. You get to roll one six sided die for each evolution stage of you</text:span><text:span text:style-name="T53">r</text:span><text:span text:style-name="T26"> </text:span><text:span text:style-name="T53">p</text:span><text:span text:style-name="T26">okemon. The ba</text:span><text:span text:style-name="T53">ttle</text:span><text:span text:style-name="T26"> flow </text:span><text:span text:style-name="T53">begins by determining which side moves first.</text:span><text:span text:style-name="T26"> </text:span><text:span text:style-name="T53">T</text:span><text:span text:style-name="T26">he quickest on the field gets to roll first </text:span><text:span text:style-name="T59">and</text:span><text:span text:style-name="T26"> the slower ones defend </text:span><text:span text:style-name="T53">(this is determined by the knowledge of the Dungeon Master </text:span><text:span text:style-name="T59">(DMK)</text:span><text:span text:style-name="T53">)</text:span><text:span text:style-name="T27">. Once the initial attack has been launched </text:span><text:span text:style-name="T54">the</text:span><text:span text:style-name="T27"> other part</text:span><text:span text:style-name="T53">y</text:span><text:span text:style-name="T27"> respond</text:span><text:span text:style-name="T54">s</text:span><text:span text:style-name="T27">. Each </text:span><text:span text:style-name="T54">p</text:span><text:span text:style-name="T27">okemon rolls an attack </text:span><text:span text:style-name="T54">(or chooses a defense move)</text:span><text:span text:style-name="T27"> and those attacks stack against the larger opponent. </text:span><text:span text:style-name="T59">Supereffective attacks </text:span><text:span text:style-name="T60">(DMK)</text:span><text:span text:style-name="T59"> deal double damage while </text:span><text:span text:style-name="T60">in</text:span><text:span text:style-name="T59">effectiv</text:span><text:span text:style-name="T60">e attacks (DMK) deal half damage. Status moves (such as Leer, Harden, and Sing) are an in progress development and the effect is DMK unless specified in status_moves.ods.</text:span><text:span text:style-name="T27"> I</text:span><text:span text:style-name="T54">f</text:span><text:span text:style-name="T27"> </text:span><text:span text:style-name="T60">an</text:span><text:span text:style-name="T27"> attack rol</text:span><text:span text:style-name="T54">l is 1</text:span><text:span text:style-name="T27">-</text:span><text:span text:style-name="T54">3 less</text:span><text:span text:style-name="T27"> tha</text:span><text:span text:style-name="T54">n</text:span><text:span text:style-name="T27"> the defens</text:span><text:span text:style-name="T54">ive roll</text:span><text:span text:style-name="T27"> 1 damage is taken. I</text:span><text:span text:style-name="T55">f</text:span><text:span text:style-name="T27"> the attack </text:span><text:span text:style-name="T55">roll</text:span><text:span text:style-name="T27"> is lower </text:span><text:span text:style-name="T55">than 3 less than the defense roll</text:span><text:span text:style-name="T27"> then the attack is a miss</text:span><text:span text:style-name="T55"> (no damage is taken)</text:span><text:span text:style-name="T27">. If the attack rolled is higher than the defens</text:span><text:span text:style-name="T55">ive roll</text:span><text:span text:style-name="T27"> then the damage done is equal to the </text:span><text:span text:style-name="T55">difference between the rolls</text:span><text:span text:style-name="T27">. Damage lowers the health of the </text:span><text:span text:style-name="T54">p</text:span><text:span text:style-name="T27">okemo</text:span><text:span text:style-name="T55">n. A pokemon’s health, when full,</text:span><text:span text:style-name="T27"> is equal t</text:span><text:span text:style-name="T55">heir</text:span><text:span text:style-name="T28"> level. I</text:span><text:span text:style-name="T55">n</text:span><text:span text:style-name="T28"> this case Poliwrath is a</text:span><text:span text:style-name="T56">t evolution stage 3,</text:span><text:span text:style-name="T28"> so she rolls three dice. </text:span><text:span text:style-name="T56">S</text:span><text:span text:style-name="T28">he is </text:span><text:span text:style-name="T60">L</text:span><text:span text:style-name="T28">v.1</text:span><text:span text:style-name="T56">0</text:span><text:span text:style-name="T28">, so she has a health of 1</text:span><text:span text:style-name="T56">0</text:span><text:span text:style-name="T28">. </text:span><text:span text:style-name="T56">Lastly, she is decidedly faster than any of your pokemon, so she attacks first.</text:span><text:span text:style-name="T28"> Once the opponent is defeated, experience equal to the</text:span><text:span text:style-name="T56">ir</text:span><text:span text:style-name="T28"> evolution stage will be awarded to the </text:span><text:span text:style-name="T57">p</text:span><text:span text:style-name="T28">okemon left standing in the battle. Poliwrath is stage 3, so defeating her awards 3 experience </text:span><text:span text:style-name="T29">to all p</text:span><text:span text:style-name="T57">okemon still standing in the fight</text:span><text:span text:style-name="T28">. Experience increases the level of the </text:span><text:span text:style-name="T58">p</text:span><text:span text:style-name="T28">okemon. </text:span><text:span text:style-name="T58">A pokemon’s</text:span><text:span text:style-name="T28"> level increase</text:span><text:span text:style-name="T58">s</text:span><text:span text:style-name="T28"> when the </text:span><text:span text:style-name="T58">p</text:span><text:span text:style-name="T28">okemon obtains experience equal to </text:span><text:span text:style-name="T58">their</text:span><text:span text:style-name="T28"> next evolution stage. </text:span><text:span text:style-name="T58">For example,</text:span><text:span text:style-name="T28"> </text:span><text:span text:style-name="T58">i</text:span><text:span text:style-name="T28">f you are training a Zubat it requires 2 experience points to level up until it evolves into a Golbat. </text:span><text:span text:style-name="T59">From</text:span><text:span text:style-name="T28"> </text:span><text:span text:style-name="T58">this</text:span><text:span text:style-name="T28"> point </text:span><text:span text:style-name="T59">on,</text:span><text:span text:style-name="T28"> </text:span><text:span text:style-name="T58">you</text:span><text:span text:style-name="T59">r</text:span><text:span text:style-name="T58"> new Golbat</text:span><text:span text:style-name="T28"> will require three </text:span><text:span text:style-name="T59">experience points</text:span><text:span text:style-name="T28"> to level up. </text:span><text:span text:style-name="T59">O</text:span><text:span text:style-name="T28">nce your Golbat evolves into Crobat it will require 4 experience points to level up.)</text:span><text:span text:style-name="T22"> </text:span></text:p>
      <text:p text:style-name="P30"><text:span text:style-name="T22"/></text:p>
      <text:p text:style-name="P29"><text:span text:style-name="T30">Sailor: </text:span><text:span text:style-name="T61">Phew...</text:span><text:span text:style-name="T30"> </text:span><text:span text:style-name="T61">T</text:span><text:span text:style-name="T30">hank you everyone! Your skills in battle are phenomenal. As you can see I can barely keep control of the old girl myself!</text:span><text:span text:style-name="T22"> </text:span><text:span text:style-name="T31">Please let’s all go down to the clinic and get you</text:span><text:span text:style-name="T61">r</text:span><text:span text:style-name="T31"> brave </text:span><text:span text:style-name="T61">p</text:span><text:span text:style-name="T31">okemon healed up proper like!</text:span><text:span text:style-name="T22"> </text:span><text:span text:style-name="T25">(After that excitement, y</text:span><text:span text:style-name="T22">ou have time to kill on the boat. </text:span><text:span text:style-name="T61">M</text:span><text:span text:style-name="T22">eals are provided, and you have mostly free range of the ship. What do you do? </text:span><text:span text:style-name="T31">(</text:span><text:span text:style-name="T61">3-14</text:span><text:span text:style-name="T31"> rounds)</text:span><text:span text:style-name="T22">)</text:span></text:p>
      <text:p text:style-name="P18"/>
      <text:p text:style-name="P31"><text:span text:style-name="T22">(</text:span><text:span text:style-name="T1">After the long sea sickening voyage you hear a cry from above) Sailor: LAND HOE! (You come upon the first island to be explored. The boat soon makes </text:span><text:span text:style-name="T43">birth</text:span><text:span text:style-name="T1"> and everyone helps to move </text:span><text:span text:style-name="T61">the</text:span><text:span text:style-name="T1"> </text:span><text:soft-page-break/><text:span text:style-name="T1">base camp supplies off of the ship. Since base camp fully loaded the ship it is not able to stay or take requests for the first resupply; however, after the first two weeks this will change. Camp is set up just off of the eastern beach of the island. From here on out the Professor will give you assignments and occasionally occupancy you on missions. Have fun exploring the islands!)</text:span></text:p>
      <text:p text:style-name="P32"><text:span text:style-name="T1">[END of PROLOGUE]</text:span></text:p>
      <text:p text:style-name="P23"/>
      <text:p text:style-name="P10"><text:span text:style-name="T1">Event(random): </text:span><text:span text:style-name="T62">Fire in the sky!</text:span></text:p>
      <text:p text:style-name="P10"><text:span text:style-name="T63">One night the crew is sitting around the camp fire cooking freshly harvested island fare into a stew of fish and vegetables. Redwood: Nights like this are to die for. The crackle of the fire reminds me of the Charmander heating beakers of toxic fluids, the darkness is like my office when I turn the lights off to get a better view of my screen, and the food smells just like the meals Dolorous prepared in the cafeteria. I love the nights like those at university! (</text:span><text:span text:style-name="T64">W</text:span><text:span text:style-name="T63">hile the professor becomes homesick the rest of the crew eats, chats, trades, and crafts. Do camp activities for 2 rounds. A loud noise comes above the heads of expedition members gaining everyone’s attention </text:span><text:span text:style-name="T65">nearly</text:span><text:span text:style-name="T63"> simultaneously. Something hot has broken through the atmosphere above the islands and is moving rapidly towards the ocean in a fiery streak. A few seconds later the hot projectile lands in between the base camp an</text:span><text:span text:style-name="T65">d</text:span><text:span text:style-name="T63"> a nearby island.) Jeremy(Redwoods assistant): What was that, a meteor? Redwood: To tell you the truth, I am not sure. </text:span><text:span text:style-name="T65">D</text:span><text:span text:style-name="T63">oes anyone else have any ideas???(pause) Well, I think we should investigate in the morning. Can the Emissary be ready? Sailor: No problem, we will have it sea worth by the time you wake. Redwood: Then I suggest that we sleep early tonight and wake by 4:00am. Good night fellows, and God bless. Sailor: Of course he wants to be out by 4:00am…</text:span></text:p>
      <text:p text:style-name="P25"/>
      <text:p text:style-name="P26">(Everyone beds for the night. Then at 3:50am a sailor’s Wingull abruptly squawks into the tent letting you know the ship is about to cast off.) Redwood: Up and at’em you all. We’ve got a space friend to go meet. (The crew boards the vessel which proceeds to shove off.) Sailor: Boy, these seas are enough to make even me sick. (This morning the waters are unusually choppy preventing the crew from preforming unneeded maritime activities. As the boat hones in on the crash site, the waters grow heavier and one of the sailors notes that the spray is unusually warm.) Sailor: There is <text:span text:style-name="T74">the</text:span> site that you noted Prof. Redwood. Prof. Redwood: Where the giant swell is at?!? Sailor: The exact coordinates that you estimated last night after everyone bedded. Redwood: Well what does every one think we should do? <text:span text:style-name="T74">Sailor: </text:span>The diving is risky... Prof. Redwood: ...<text:span text:style-name="T74">b</text:span>ut this is a once in a life time discovery that will likely give us a healthy increase in funding.</text:p>
      <text:p text:style-name="P26"><text:span text:style-name="T74">Sapling (</text:span>Prof. Redwood’<text:span text:style-name="T74">s intern):</text:span> It is also possible that if we explore the nearby island we may find some evidence of what it is. Jeremy: I don’t know, but I am not diving for it.</text:p>
      <text:p text:style-name="P26"/>
      <text:p text:style-name="P25">Sub Event: The dive.</text:p>
      <text:p text:style-name="P26">(If diving is chosen roll a 10 sided dye against 20 sided 4 times (once for every 5m dove). Take one health for every loss. If successful roll for perception, unless user has passive wisdom. Also <text:soft-page-break/>check for dexterity to see if you can haul it to the surface) If <text:span text:style-name="T74">perception check is</text:span> successful: You found an extremely heated meteor about 3ft in diameter, far too hot to have been from the re-entrance. You share your findings with the rest of the team. If there are breeders on the boat and the meteor was brought to the surface roll have each roll a perception check. If <text:span text:style-name="T74">perception check </text:span><text:span text:style-name="T75">is</text:span> successful: The <text:span text:style-name="T75">breeder</text:span> note<text:span text:style-name="T75">s</text:span> that it appears to be an egg of sorts. Likely belonging to an extremely rare Pokemon. <text:span text:style-name="T75">Let the adventure begi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02T10:16:51.680795881</meta:creation-date>
    <dc:date>2020-05-19T20:08:52.605756959</dc:date>
    <meta:editing-duration>P1DT2H53M18S</meta:editing-duration>
    <meta:editing-cycles>39</meta:editing-cycles>
    <meta:generator>LibreOffice/6.4.3.2$Linux_X86_64 LibreOffice_project/40$Build-2</meta:generator>
    <meta:document-statistic meta:table-count="0" meta:image-count="0" meta:object-count="0" meta:page-count="6" meta:paragraph-count="30" meta:word-count="3030" meta:character-count="16550" meta:non-whitespace-character-count="13545"/>
  </office:meta>
</office:document-meta>
</file>